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">
      <style:paragraph-properties fo:margin-left="1.282cm" fo:margin-right="0cm" fo:text-align="center" style:justify-single-word="false" fo:text-indent="0cm" style:auto-text-indent="false" style:page-number="auto"/>
    </style:style>
    <style:style style:name="P5" style:family="paragraph" style:parent-style-name="Standard" style:master-page-name="">
      <style:paragraph-properties fo:margin-left="1.282cm" fo:margin-right="0cm" fo:text-align="center" style:justify-single-word="false" fo:text-indent="0cm" style:auto-text-indent="false" style:page-number="auto"/>
    </style:style>
    <style:style style:name="P6" style:family="paragraph" style:parent-style-name="Standard" style:master-page-name="">
      <style:paragraph-properties fo:margin-left="0cm" fo:margin-right="1.244cm" fo:text-align="center" style:justify-single-word="false" fo:text-indent="0cm" style:auto-text-indent="false" style:page-number="auto"/>
    </style:style>
    <style:style style:name="P7" style:family="paragraph" style:parent-style-name="Standard" style:master-page-name="">
      <style:paragraph-properties fo:margin-left="0cm" fo:margin-right="1.244cm" fo:text-align="center" style:justify-single-word="false" fo:text-indent="0cm" style:auto-text-indent="false" style:page-number="auto"/>
    </style:style>
    <style:style style:name="P8" style:family="paragraph" style:parent-style-name="Standard" style:master-page-name="">
      <style:paragraph-properties fo:margin-left="1.244cm" fo:margin-right="1.402cm" fo:margin-top="0.205cm" fo:margin-bottom="0.205cm" fo:text-align="start" style:justify-single-word="false" fo:text-indent="0cm" style:auto-text-indent="false" style:page-number="auto"/>
    </style:style>
    <style:style style:name="P9" style:family="paragraph" style:parent-style-name="Standard">
      <style:paragraph-properties fo:margin-left="1.244cm" fo:margin-right="1.685cm" fo:margin-top="0.205cm" fo:margin-bottom="0.205cm" fo:text-align="start" style:justify-single-word="false" fo:text-indent="0cm" style:auto-text-indent="false"/>
    </style:style>
    <style:style style:name="P10" style:family="paragraph" style:parent-style-name="Standard" style:master-page-name="">
      <style:paragraph-properties fo:margin-left="1.244cm" fo:margin-right="1.685cm" fo:margin-top="0.205cm" fo:margin-bottom="0.205cm" fo:text-align="start" style:justify-single-word="false" fo:text-indent="0cm" style:auto-text-indent="false" style:page-number="auto"/>
    </style:style>
    <style:style style:name="P11" style:family="paragraph" style:parent-style-name="Standard">
      <style:paragraph-properties fo:margin-left="1.323cm" fo:margin-right="1.282cm" fo:margin-top="0.102cm" fo:margin-bottom="0.102cm" fo:text-align="start" style:justify-single-word="false" fo:text-indent="0cm" style:auto-text-indent="false"/>
    </style:style>
    <style:style style:name="P12" style:family="paragraph" style:parent-style-name="Standard" style:master-page-name="">
      <style:paragraph-properties fo:margin-left="1.323cm" fo:margin-right="1.282cm" fo:margin-top="0.102cm" fo:margin-bottom="0.102cm" fo:text-align="start" style:justify-single-word="false" fo:text-indent="0cm" style:auto-text-indent="false" style:page-number="auto"/>
    </style:style>
    <style:style style:name="P13" style:family="paragraph" style:parent-style-name="Standard" style:master-page-name="">
      <style:paragraph-properties fo:margin-left="1.203cm" fo:margin-right="0cm" fo:text-align="center" style:justify-single-word="false" fo:text-indent="0cm" style:auto-text-indent="false" style:page-number="auto"/>
    </style:style>
    <style:style style:name="P14" style:family="paragraph" style:parent-style-name="Standard" style:master-page-name="">
      <style:paragraph-properties fo:margin-left="1.203cm" fo:margin-right="1.282cm" fo:text-align="center" style:justify-single-word="false" fo:text-indent="0cm" style:auto-text-indent="false" style:page-number="auto"/>
    </style:style>
    <style:style style:name="P15" style:family="paragraph" style:parent-style-name="Standard" style:master-page-name="">
      <style:paragraph-properties fo:margin-left="1.282cm" fo:margin-right="1.282cm" fo:text-align="start" style:justify-single-word="false" fo:text-indent="0cm" style:auto-text-indent="false" style:page-number="auto"/>
    </style:style>
    <style:style style:name="P16" style:family="paragraph" style:parent-style-name="Standard">
      <style:paragraph-properties fo:margin-left="1.244cm" fo:margin-right="0.601cm" fo:margin-top="0.102cm" fo:margin-bottom="0.102cm" fo:text-align="start" style:justify-single-word="false" fo:text-indent="0cm" style:auto-text-indent="false"/>
    </style:style>
    <style:style style:name="P17" style:family="paragraph" style:parent-style-name="Standard" style:list-style-name="L2">
      <style:paragraph-properties fo:margin-left="1.244cm" fo:margin-right="0.601cm" fo:margin-top="0.102cm" fo:margin-bottom="0.102cm" fo:text-align="start" style:justify-single-word="false" fo:text-indent="0cm" style:auto-text-indent="false"/>
    </style:style>
    <style:style style:name="P18" style:family="paragraph" style:parent-style-name="Standard" style:list-style-name="L3">
      <style:paragraph-properties fo:margin-left="1.244cm" fo:margin-right="0.601cm" fo:margin-top="0.102cm" fo:margin-bottom="0.102cm" fo:text-align="start" style:justify-single-word="false" fo:text-indent="0cm" style:auto-text-indent="false"/>
    </style:style>
    <style:style style:name="P19" style:family="paragraph" style:parent-style-name="Standard" style:list-style-name="L2" style:master-page-name="">
      <style:paragraph-properties fo:margin-left="1.244cm" fo:margin-right="0.601cm" fo:margin-top="0.102cm" fo:margin-bottom="0.102cm" fo:text-align="start" style:justify-single-word="false" fo:text-indent="0cm" style:auto-text-indent="false" style:page-number="auto"/>
    </style:style>
    <style:style style:name="P20" style:family="paragraph" style:parent-style-name="Standard">
      <style:paragraph-properties fo:margin-top="0.102cm" fo:margin-bottom="0.102cm" fo:text-align="start" style:justify-single-word="false"/>
    </style:style>
    <style:style style:name="P21" style:family="paragraph">
      <style:paragraph-properties fo:text-align="cente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-9</text:p>
      <text:p text:style-name="P1">KEJAKSAAN {Kejaksaan}</text:p>
      <text:p text:style-name="P1"/>
      <text:p text:style-name="P1">LABEL BENDA SITAAN / BARANG BUKTI</text:p>
      <text:p text:style-name="P1"/>
      <text:p text:style-name="P1"/>
      <text:p text:style-name="P1"/>
      <text:p text:style-name="P12">Reg. Bukti No. &amp; Tanggal<text:tab/>: <text:s/>{reg_bukti}{tanggal}</text:p>
      <text:p text:style-name="P11">Reg. Penyindikan<text:tab/><text:tab/>: <text:s/>{reg_penyidikan}</text:p>
      <text:p text:style-name="P11">Nama tersangka<text:tab/><text:tab/>: <text:s/>{nama_tersangka}</text:p>
      <text:p text:style-name="P11">Berita Acara Penyitaan Tgl.<text:tab/>: <text:s/>{berita_tgl}</text:p>
      <text:p text:style-name="P11">BA Penelitian (BA-18) Tgl.<text:tab/>: <text:s/>{tgl_ba18}</text:p>
      <text:p text:style-name="P11">Nama Barang<text:tab/><text:tab/><text:tab/>: <text:s/>{barbuk}</text:p>
      <text:p text:style-name="P20"/>
      <text:p text:style-name="P2"/>
      <text:p text:style-name="P2"><text:tab/></text:p>
      <text:p text:style-name="P2"><text:tab/></text:p>
      <text:section text:style-name="Sect1" text:name="Section1">
        <text:p text:style-name="P1">JAKSA</text:p>
        <text:p text:style-name="P1"/>
        <text:p text:style-name="P1"/>
        <text:p text:style-name="P4"/>
        <text:p text:style-name="P1"/>
        <text:p text:style-name="P1"/>
        <text:p text:style-name="P1"/>
        <text:p text:style-name="P1">({nama_jaksa})</text:p>
        <text:p text:style-name="P1">PETUGAS PENYITAAN BENDA SITAAN/BARANG BUKTI</text:p>
        <text:p text:style-name="P1"/>
        <text:p text:style-name="P6"/>
        <text:p text:style-name="P1"/>
        <text:p text:style-name="P1"/>
        <text:p text:style-name="P1"/>
        <text:p text:style-name="P1">{petugas_penyitaan}</text:p>
      </text:section>
      <text:p text:style-name="P2"/>
      <text:p text:style-name="P2"/>
      <text:p text:style-name="P8">Catatan Mutasi tanggal {tgl_catatan_mutasi} dari Kejaksaan {dari_kejaksaan} ke PN yakni barang bukti berupa {barbuk}.</text:p>
      <text:p text:style-name="P10">Reg. Bukti No. &amp; Tanggal<text:tab/>: <text:s/>{reg_bukti}{tanggal}</text:p>
      <text:p text:style-name="P9">Reg. Perkara No.<text:tab/><text:tab/>: <text:s/>{reg_perkara}</text:p>
      <text:p text:style-name="P9">Nama terdakwa<text:tab/><text:tab/>: <text:s/>{nama_tersangka}</text:p>
      <text:p text:style-name="P2"/>
      <text:p text:style-name="P1"/>
      <text:p text:style-name="P2"><text:tab/><text:tab/></text:p>
      <text:section text:style-name="Sect1" text:name="Section2">
        <text:p text:style-name="P1">JAKSA</text:p>
        <text:p text:style-name="P1"/>
        <text:p text:style-name="P1"/>
        <text:p text:style-name="P4"/>
        <text:p text:style-name="P13"/>
        <text:p text:style-name="P1"/>
        <text:p text:style-name="P1"/>
        <text:p text:style-name="P1">({nama_jaksa})</text:p>
        <text:p text:style-name="P1"/>
        <text:p text:style-name="P1"/>
        <text:p text:style-name="P1">\</text:p>
        <text:p text:style-name="P1">7 ½ CM</text:p>
        <text:p text:style-name="P1"><draw:line text:anchor-type="paragraph" draw:z-index="1" draw:style-name="gr1" draw:text-style-name="P21" svg:x1="1.169cm" svg:y1="0.443cm" svg:x2="8.142cm" svg:y2="0.443cm"><text:p/></draw:line></text:p>
        <text:p text:style-name="P1"><draw:line text:anchor-type="paragraph" draw:z-index="0" draw:style-name="gr1" draw:text-style-name="P21" svg:x1="1.169cm" svg:y1="0.443cm" svg:x2="8.142cm" svg:y2="0.443cm"><text:p/></draw:line></text:p>
        <text:p text:style-name="P1"/>
        <text:p text:style-name="P1">PETUGAS PENYITAAN BENDA SITAAN/BARANG BUKTI</text:p>
        <text:p text:style-name="P1"/>
        <text:p text:style-name="P6"/>
        <text:p text:style-name="P1"/>
        <text:p text:style-name="P1"/>
        <text:p text:style-name="P1"/>
        <text:p text:style-name="P1">{petugas_penyitaan}</text:p>
        <text:p text:style-name="P1"/>
        <text:p text:style-name="P1"/>
        <text:p text:style-name="P1"/>
        <text:p text:style-name="P1">7 ½ CM</text:p>
        <text:p text:style-name="P1"><draw:line text:anchor-type="paragraph" draw:z-index="2" draw:style-name="gr1" draw:text-style-name="P21" svg:x1="1.169cm" svg:y1="0.443cm" svg:x2="8.142cm" svg:y2="0.443cm"><text:p/></draw:line><draw:line text:anchor-type="paragraph" draw:z-index="3" draw:style-name="gr1" draw:text-style-name="P21" svg:x1="1.169cm" svg:y1="0.443cm" svg:x2="8.142cm" svg:y2="0.443cm"><text:p/></draw:line></text:p>
        <text:p text:style-name="P1"><draw:line text:anchor-type="paragraph" draw:z-index="4" draw:style-name="gr1" draw:text-style-name="P21" svg:x1="1.169cm" svg:y1="0.443cm" svg:x2="8.142cm" svg:y2="0.443cm"><text:p/></draw:line><draw:line text:anchor-type="paragraph" draw:z-index="5" draw:style-name="gr1" draw:text-style-name="P21" svg:x1="1.169cm" svg:y1="0.443cm" svg:x2="8.142cm" svg:y2="0.443cm"><text:p/></draw:line></text:p>
        <text:p text:style-name="P1"/>
      </text:section>
      <text:section text:style-name="Sect2" text:name="Section3">
        <text:p text:style-name="P1"/>
        <text:p text:style-name="P15"/>
        <text:p text:style-name="P1"/>
        <text:p text:style-name="P1"><text:soft-page-break/></text:p>
        <text:p text:style-name="P14"/>
        <text:list xml:id="list5866393166750808160" text:style-name="L2">
          <text:list-item>
            <text:p text:style-name="P19">Putusan Pengadilan Negeri Nomor {nomor1} tanggal {tanggal1} Amar Putusan mengenai barang bukti {amar1}.</text:p>
          </text:list-item>
          <text:list-item>
            <text:p text:style-name="P17">Putusan mengenai Pengadilan Tinggi Nomor {nomor2} tanggal {tanggal2} Amar Putusan mengenai barang bukti {amar2}.</text:p>
          </text:list-item>
          <text:list-item>
            <text:p text:style-name="P17">Putusan Mahkamah Agung nomor {nomor3} tanggal {tanggal3} Amar Putusan mengenai barang bukti {amar3}.</text:p>
          </text:list-item>
        </text:list>
        <text:p text:style-name="P16"/>
        <text:p text:style-name="P16"/>
        <text:p text:style-name="P16">Catatan : Isi Amar Putusan Hakim ada 3 macam :</text:p>
        <text:list xml:id="list3542394893194563871" text:style-name="L3">
          <text:list-item>
            <text:p text:style-name="P18">Dikembalikan kepada pemiliknya / yang berhak (disebut namanya).</text:p>
          </text:list-item>
          <text:list-item>
            <text:p text:style-name="P18">Dirampas untuk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5-11-19T07:47:59.08</dc:date>
    <meta:editing-duration>PT3H54M33S</meta:editing-duration>
    <meta:editing-cycles>14</meta:editing-cycles>
    <meta:generator>OpenOffice/4.1.1$Win32 OpenOffice.org_project/411m6$Build-9775</meta:generator>
    <meta:document-statistic meta:table-count="0" meta:image-count="0" meta:object-count="0" meta:page-count="2" meta:paragraph-count="33" meta:word-count="158" meta:character-count="1145"/>
  </office:meta>
</office:document-meta>
</file>